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66cm" fo:min-width="5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266cm" fo:min-width="4.162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891cm" fo:min-width="2.769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81cm" fo:min-width="1.548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924cm" fo:min-width="2.797cm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weight="normal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0pt" style:font-size-asian="10pt" style:font-weight-asian="bold" style:font-size-complex="10pt" style:font-weight-complex="bold"/>
    </style:style>
    <style:style style:name="T2" style:family="text">
      <style:text-properties style:font-name="Courier New1" fo:font-size="6pt" style:text-underline-style="solid" style:text-underline-width="auto" style:text-underline-color="font-color" style:font-size-asian="6pt" style:font-size-complex="6pt"/>
    </style:style>
    <style:style style:name="T3" style:family="text">
      <style:text-properties style:font-name="Courier New1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Courier New1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61cm" svg:height="1.516cm" svg:x="2.194cm" svg:y="3.413cm">
          <text:p text:style-name="P1"><text:span text:style-name="T1">Zoo</text:span></text:p>
          <text:p text:style-name="P1"><text:span text:style-name="T2"/></text:p>
          <text:p text:style-name="P1"><text:span text:style-name="T3">+main(args: String[]) : void</text:span></text:p>
          <text:p text:style-name="P1"><text:span text:style-name="T3">-generateCacophony() : v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xml:id="id6" draw:id="id6" draw:layer="layout" svg:x1="2.175cm" svg:y1="3.992cm" svg:x2="8.636cm" svg:y2="3.992cm">
          <text:p/>
        </draw:line>
        <draw:line draw:style-name="gr2" draw:text-style-name="P3" draw:layer="layout" svg:x1="2.194cm" svg:y1="3.833cm" svg:x2="8.655cm" svg:y2="3.833cm">
          <text:p/>
        </draw:line>
        <draw:custom-shape draw:style-name="gr3" draw:text-style-name="P2" xml:id="id3" draw:id="id3" draw:layer="layout" svg:width="4.662cm" svg:height="1.516cm" svg:x="10.689cm" svg:y="3.413cm">
          <text:p text:style-name="P1"><text:span text:style-name="T1">Animal</text:span></text:p>
          <text:p text:style-name="P1"><text:span text:style-name="T2"/></text:p>
          <text:p text:style-name="P1"><text:span text:style-name="T4">+makeNoise()</text:span></text:p>
          <text:p text:style-name="P1"><text:span text:style-name="T4">+move(distanc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75cm" svg:y1="3.992cm" svg:x2="15.337cm" svg:y2="3.992cm">
          <text:p/>
        </draw:line>
        <draw:line draw:style-name="gr2" draw:text-style-name="P3" draw:layer="layout" svg:x1="10.689cm" svg:y1="3.833cm" svg:x2="15.351cm" svg:y2="3.833cm">
          <text:p/>
        </draw:line>
        <draw:custom-shape draw:style-name="gr4" draw:text-style-name="P2" xml:id="id2" draw:id="id2" draw:layer="layout" svg:width="3.269cm" svg:height="1.141cm" svg:x="10.685cm" svg:y="6.588cm">
          <text:p text:style-name="P1"><text:span text:style-name="T1">Cow</text:span></text:p>
          <text:p text:style-name="P1"><text:span text:style-name="T2"/></text:p>
          <text:p text:style-name="P1"><text:span text:style-name="T4">+makeNoi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75cm" svg:y1="7.024cm" svg:x2="13.944cm" svg:y2="7.024cm">
          <text:p/>
        </draw:line>
        <draw:line draw:style-name="gr2" draw:text-style-name="P3" draw:layer="layout" svg:x1="10.685cm" svg:y1="7.21cm" svg:x2="13.954cm" svg:y2="7.21cm">
          <text:p/>
        </draw:line>
        <draw:custom-shape draw:style-name="gr3" draw:text-style-name="P2" xml:id="id1" draw:id="id1" draw:layer="layout" svg:width="4.662cm" svg:height="1.516cm" svg:x="5.089cm" svg:y="6.213cm">
          <text:p text:style-name="P1"><text:span text:style-name="T1">Bird</text:span></text:p>
          <text:p text:style-name="P1"><text:span text:style-name="T2"/></text:p>
          <text:p text:style-name="P1"><text:span text:style-name="T4">+makeNoise()</text:span></text:p>
          <text:p text:style-name="P1"><text:span text:style-name="T4">+move(distanc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075cm" svg:y1="6.792cm" svg:x2="9.737cm" svg:y2="6.792cm">
          <text:p/>
        </draw:line>
        <draw:line draw:style-name="gr2" draw:text-style-name="P3" draw:layer="layout" svg:x1="5.089cm" svg:y1="6.633cm" svg:x2="9.751cm" svg:y2="6.633cm">
          <text:p/>
        </draw:line>
        <draw:custom-shape draw:style-name="gr5" draw:text-style-name="P2" xml:id="id4" draw:id="id4" draw:layer="layout" svg:width="2.048cm" svg:height="1.06cm" svg:x="14.781cm" svg:y="6.569cm">
          <text:p text:style-name="P1"><text:span text:style-name="T1">Bear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775cm" svg:y1="7.136cm" svg:x2="16.823cm" svg:y2="7.136cm">
          <text:p/>
        </draw:line>
        <draw:line draw:style-name="gr2" draw:text-style-name="P3" draw:layer="layout" svg:x1="14.781cm" svg:y1="7.342cm" svg:x2="16.829cm" svg:y2="7.342cm">
          <text:p/>
        </draw:line>
        <draw:custom-shape draw:style-name="gr6" draw:text-style-name="P2" xml:id="id5" draw:id="id5" draw:layer="layout" svg:width="3.297cm" svg:height="1.174cm" svg:x="6.085cm" svg:y="8.855cm">
          <text:p text:style-name="P1"><text:span text:style-name="T1">Duck</text:span></text:p>
          <text:p text:style-name="P1"><text:span text:style-name="T2"/></text:p>
          <text:p text:style-name="P1"><text:span text:style-name="T4">+makeNoi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075cm" svg:y1="9.465cm" svg:x2="9.372cm" svg:y2="9.465cm">
          <text:p/>
        </draw:line>
        <draw:line draw:style-name="gr2" draw:text-style-name="P3" draw:layer="layout" svg:x1="6.085cm" svg:y1="9.306cm" svg:x2="9.382cm" svg:y2="9.306cm">
          <text:p/>
        </draw:line>
        <draw:connector draw:style-name="gr7" draw:text-style-name="P4" draw:layer="layout" draw:type="line" svg:x1="7.42cm" svg:y1="6.213cm" svg:x2="10.583cm" svg:y2="4.972cm" draw:start-shape="id1" draw:start-glue-point="0" svg:d="M7420 6213l3163-1241" svg:viewBox="0 0 3164 1242">
          <text:p/>
        </draw:connector>
        <draw:connector draw:style-name="gr7" draw:text-style-name="P4" draw:layer="layout" draw:type="line" svg:x1="12.319cm" svg:y1="6.588cm" svg:x2="13.02cm" svg:y2="4.929cm" draw:start-shape="id2" draw:start-glue-point="0" draw:end-shape="id3" svg:d="M12319 6588l701-1659" svg:viewBox="0 0 702 1660">
          <text:p/>
        </draw:connector>
        <draw:connector draw:style-name="gr7" draw:text-style-name="P4" draw:layer="layout" draw:type="line" svg:x1="15.805cm" svg:y1="6.569cm" svg:x2="14.614cm" svg:y2="5.078cm" draw:start-shape="id4" draw:start-glue-point="0" svg:d="M15805 6569l-1191-1491" svg:viewBox="0 0 1192 1492">
          <text:p/>
        </draw:connector>
        <draw:connector draw:style-name="gr7" draw:text-style-name="P4" draw:layer="layout" draw:type="line" svg:x1="7.733cm" svg:y1="8.855cm" svg:x2="7.42cm" svg:y2="7.729cm" draw:start-shape="id5" draw:start-glue-point="0" draw:end-shape="id1" draw:end-glue-point="2" svg:d="M7733 8855l-313-1126" svg:viewBox="0 0 314 1127">
          <text:p/>
        </draw:connector>
        <draw:connector draw:style-name="gr8" draw:text-style-name="P4" draw:layer="layout" draw:type="line" svg:x1="8.636cm" svg:y1="3.992cm" svg:x2="10.689cm" svg:y2="4.171cm" draw:start-shape="id6" draw:start-glue-point="1" draw:end-shape="id3" draw:end-glue-point="3" svg:d="M8636 3992l2053 179" svg:viewBox="0 0 2054 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7T13:23:22.490330485</dc:date>
    <meta:editing-duration>PT47M16S</meta:editing-duration>
    <meta:editing-cycles>17</meta:editing-cycles>
    <meta:document-statistic meta:object-count="23"/>
  </office:meta>
</office:document-meta>
</file>